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weight="bold" officeooo:rsid="000decd2" officeooo:paragraph-rsid="000decd2" style:font-weight-asian="bold" style:font-weight-complex="bold"/>
    </style:style>
    <style:style style:name="P2" style:family="paragraph" style:parent-style-name="Standard">
      <style:paragraph-properties fo:line-height="150%" fo:text-align="center" style:justify-single-word="false"/>
      <style:text-properties fo:font-weight="bold" officeooo:rsid="000decd2" officeooo:paragraph-rsid="000decd2" style:font-weight-asian="bold" style:font-weight-complex="bold"/>
    </style:style>
    <style:style style:name="P3" style:family="paragraph" style:parent-style-name="Standard">
      <style:paragraph-properties fo:line-height="150%" fo:text-align="justify" style:justify-single-word="false"/>
      <style:text-properties fo:font-weight="bold" style:font-weight-asian="bold" style:font-weight-complex="bold"/>
    </style:style>
    <style:style style:name="P4" style:family="paragraph" style:parent-style-name="Standard">
      <style:paragraph-properties fo:line-height="150%" fo:text-align="center" style:justify-single-word="false"/>
      <style:text-properties fo:font-weight="bold" officeooo:rsid="0015bcb5" officeooo:paragraph-rsid="0015bcb5" style:font-weight-asian="bold" style:font-weight-complex="bold"/>
    </style:style>
    <style:style style:name="P5" style:family="paragraph" style:parent-style-name="Standard">
      <style:paragraph-properties fo:line-height="150%" fo:text-align="justify" style:justify-single-word="false"/>
      <style:text-properties fo:font-weight="bold" officeooo:rsid="0015bcb5" officeooo:paragraph-rsid="0015bcb5" style:font-weight-asian="bold" style:font-weight-complex="bold"/>
    </style:style>
    <style:style style:name="P6" style:family="paragraph" style:parent-style-name="Standard">
      <style:paragraph-properties fo:line-height="150%" fo:text-align="center" style:justify-single-word="false"/>
      <style:text-properties fo:font-weight="bold" officeooo:rsid="001c75da" officeooo:paragraph-rsid="001c75da" style:font-weight-asian="bold" style:font-weight-complex="bold"/>
    </style:style>
    <style:style style:name="P7" style:family="paragraph" style:parent-style-name="Standard">
      <style:paragraph-properties fo:line-height="150%" fo:text-align="justify" style:justify-single-word="false"/>
      <style:text-properties fo:font-weight="bold" officeooo:rsid="001c75da" officeooo:paragraph-rsid="001c75da" style:font-weight-asian="bold" style:font-weight-complex="bold"/>
    </style:style>
    <style:style style:name="P8" style:family="paragraph" style:parent-style-name="Standard">
      <style:paragraph-properties fo:line-height="150%" fo:text-align="center" style:justify-single-word="false"/>
      <style:text-properties fo:font-weight="bold" officeooo:rsid="002fbe9a" officeooo:paragraph-rsid="002fbe9a" style:font-weight-asian="bold" style:font-weight-complex="bold"/>
    </style:style>
    <style:style style:name="P9" style:family="paragraph" style:parent-style-name="Standard">
      <style:paragraph-properties fo:line-height="150%" fo:text-align="justify" style:justify-single-word="false"/>
      <style:text-properties style:text-position="0% 100%" fo:font-style="normal" fo:font-weight="bold" officeooo:rsid="000decd2" officeooo:paragraph-rsid="000decd2"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style:text-position="0% 100%" fo:font-style="normal" fo:font-weight="bold" officeooo:rsid="001c75da" officeooo:paragraph-rsid="001c75da"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style:text-position="0% 100%" fo:font-style="normal" fo:font-weight="normal" officeooo:rsid="0011046b" officeooo:paragraph-rsid="000decd2" style:font-style-asian="normal" style:font-weight-asian="normal" style:font-style-complex="normal" style:font-weight-complex="normal"/>
    </style:style>
    <style:style style:name="P12" style:family="paragraph" style:parent-style-name="Standard">
      <style:paragraph-properties fo:line-height="150%" fo:text-align="justify" style:justify-single-word="false"/>
      <style:text-properties style:text-position="0% 100%" fo:font-style="normal" fo:font-weight="normal" officeooo:rsid="001c75da" officeooo:paragraph-rsid="001c75da" style:font-style-asian="normal" style:font-weight-asian="normal" style:font-style-complex="normal" style:font-weight-complex="normal"/>
    </style:style>
    <style:style style:name="P13" style:family="paragraph" style:parent-style-name="Standard">
      <style:paragraph-properties fo:line-height="150%" fo:text-align="justify" style:justify-single-word="false"/>
      <style:text-properties style:text-position="0% 100%" fo:font-style="normal" fo:font-weight="normal" officeooo:rsid="001cc3ed" officeooo:paragraph-rsid="001c75da" style:font-style-asian="normal" style:font-weight-asian="normal" style:font-style-complex="normal" style:font-weight-complex="normal"/>
    </style:style>
    <style:style style:name="P14" style:family="paragraph" style:parent-style-name="Standard">
      <style:paragraph-properties fo:line-height="150%" fo:text-align="justify" style:justify-single-word="false"/>
      <style:text-properties style:text-position="0% 100%" fo:font-style="normal" fo:font-weight="normal" officeooo:rsid="002a8a17" officeooo:paragraph-rsid="001c75da" style:font-style-asian="normal" style:font-weight-asian="normal" style:font-style-complex="normal" style:font-weight-complex="normal"/>
    </style:style>
    <style:style style:name="P15" style:family="paragraph" style:parent-style-name="Standard">
      <style:paragraph-properties fo:line-height="150%" fo:text-align="justify" style:justify-single-word="false"/>
      <style:text-properties style:text-position="0% 100%" fo:font-weight="normal" officeooo:rsid="00193a45" officeooo:paragraph-rsid="0015bcb5" style:font-weight-asian="normal" style:font-weight-complex="normal"/>
    </style:style>
    <style:style style:name="P16" style:family="paragraph" style:parent-style-name="Standard">
      <style:paragraph-properties fo:line-height="150%" fo:text-align="center" style:justify-single-word="false"/>
      <style:text-properties style:text-position="0% 100%" fo:font-weight="bold" officeooo:rsid="001c75da" officeooo:paragraph-rsid="001c75da" style:font-weight-asian="bold" style:font-weight-complex="bold"/>
    </style:style>
    <style:style style:name="P17" style:family="paragraph" style:parent-style-name="Standard">
      <style:paragraph-properties fo:line-height="150%" fo:text-align="justify" style:justify-single-word="false"/>
      <style:text-properties fo:font-weight="normal" officeooo:rsid="0012788b" style:font-weight-asian="normal" style:font-weight-complex="normal"/>
    </style:style>
    <style:style style:name="P18" style:family="paragraph" style:parent-style-name="Standard">
      <style:paragraph-properties fo:line-height="150%" fo:text-align="justify" style:justify-single-word="false"/>
      <style:text-properties fo:font-weight="normal" officeooo:rsid="0015bcb5" officeooo:paragraph-rsid="0015bcb5" style:font-weight-asian="normal" style:font-weight-complex="normal"/>
    </style:style>
    <style:style style:name="P19" style:family="paragraph" style:parent-style-name="Standard">
      <style:paragraph-properties fo:line-height="150%" fo:text-align="justify" style:justify-single-word="false"/>
      <style:text-properties fo:font-weight="bold" officeooo:rsid="0015bcb5" officeooo:paragraph-rsid="0015bcb5" style:font-weight-asian="bold" style:font-weight-complex="bold"/>
    </style:style>
    <style:style style:name="P20" style:family="paragraph" style:parent-style-name="Standard">
      <style:paragraph-properties fo:line-height="150%" fo:text-align="justify" style:justify-single-word="false" style:writing-mode="lr-tb"/>
      <style:text-properties fo:font-weight="bold" officeooo:rsid="0015bcb5" officeooo:paragraph-rsid="0015bcb5"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officeooo:rsid="00175262" style:font-style-asian="italic" style:font-weight-asian="normal" style:font-style-complex="italic" style:font-weight-complex="normal"/>
    </style:style>
    <style:style style:name="T3" style:family="text">
      <style:text-properties fo:font-style="italic" fo:font-weight="normal" officeooo:rsid="00188938" style:font-style-asian="italic" style:font-weight-asian="normal" style:font-style-complex="italic" style:font-weight-complex="normal"/>
    </style:style>
    <style:style style:name="T4" style:family="text">
      <style:text-properties fo:font-style="italic" fo:font-weight="normal" officeooo:rsid="0034308e" style:font-style-asian="italic" style:font-weight-asian="normal" style:font-style-complex="italic" style:font-weight-complex="normal"/>
    </style:style>
    <style:style style:name="T5" style:family="text">
      <style:text-properties style:text-position="sub 58%" fo:font-style="italic" style:font-style-asian="italic" style:font-style-complex="italic"/>
    </style:style>
    <style:style style:name="T6" style:family="text">
      <style:text-properties style:text-position="0% 100%"/>
    </style:style>
    <style:style style:name="T7" style:family="text">
      <style:text-properties style:text-position="0% 100%" fo:font-style="italic" style:font-style-asian="italic" style:font-style-complex="italic"/>
    </style:style>
    <style:style style:name="T8" style:family="text">
      <style:text-properties style:text-position="0% 100%" fo:font-style="italic" fo:font-weight="normal" officeooo:rsid="0013e178" style:font-style-asian="italic" style:font-weight-asian="normal" style:font-style-complex="italic" style:font-weight-complex="normal"/>
    </style:style>
    <style:style style:name="T9" style:family="text">
      <style:text-properties style:text-position="0% 100%" fo:font-style="italic" fo:font-weight="normal" officeooo:rsid="001cc3ed" style:font-style-asian="italic" style:font-weight-asian="normal" style:font-style-complex="italic" style:font-weight-complex="normal"/>
    </style:style>
    <style:style style:name="T10" style:family="text">
      <style:text-properties style:text-position="0% 100%" fo:font-style="italic" fo:font-weight="normal" officeooo:rsid="00259746" style:font-style-asian="italic" style:font-weight-asian="normal" style:font-style-complex="italic" style:font-weight-complex="normal"/>
    </style:style>
    <style:style style:name="T11" style:family="text">
      <style:text-properties style:text-position="0% 100%" fo:font-style="italic" fo:font-weight="normal" officeooo:rsid="00297fd7" style:font-style-asian="italic" style:font-weight-asian="normal" style:font-style-complex="italic" style:font-weight-complex="normal"/>
    </style:style>
    <style:style style:name="T12" style:family="text">
      <style:text-properties style:text-position="0% 100%" fo:font-style="italic" fo:font-weight="normal" officeooo:rsid="002a8a17" style:font-style-asian="italic" style:font-weight-asian="normal" style:font-style-complex="italic" style:font-weight-complex="normal"/>
    </style:style>
    <style:style style:name="T13" style:family="text">
      <style:text-properties style:text-position="0% 100%" fo:font-style="normal" style:font-style-asian="normal" style:font-style-complex="normal"/>
    </style:style>
    <style:style style:name="T14" style:family="text">
      <style:text-properties style:text-position="0% 100%" fo:font-style="normal" officeooo:rsid="00145624" style:font-style-asian="normal" style:font-style-complex="normal"/>
    </style:style>
    <style:style style:name="T15" style:family="text">
      <style:text-properties style:text-position="0% 100%" fo:font-style="normal" officeooo:rsid="002a8a17" style:font-style-asian="normal" style:font-style-complex="normal"/>
    </style:style>
    <style:style style:name="T16" style:family="text">
      <style:text-properties style:text-position="0% 100%" fo:font-style="normal" fo:font-weight="normal" style:font-style-asian="normal" style:font-weight-asian="normal" style:font-style-complex="normal" style:font-weight-complex="normal"/>
    </style:style>
    <style:style style:name="T17" style:family="text">
      <style:text-properties style:text-position="0% 100%" fo:font-style="normal" fo:font-weight="normal" officeooo:rsid="000f2a6c" style:font-style-asian="normal" style:font-weight-asian="normal" style:font-style-complex="normal" style:font-weight-complex="normal"/>
    </style:style>
    <style:style style:name="T18" style:family="text">
      <style:text-properties style:text-position="0% 100%" fo:font-style="normal" fo:font-weight="normal" officeooo:rsid="0011046b" style:font-style-asian="normal" style:font-weight-asian="normal" style:font-style-complex="normal" style:font-weight-complex="normal"/>
    </style:style>
    <style:style style:name="T19" style:family="text">
      <style:text-properties style:text-position="0% 100%" fo:font-style="normal" fo:font-weight="normal" officeooo:rsid="0012788b" style:font-style-asian="normal" style:font-weight-asian="normal" style:font-style-complex="normal" style:font-weight-complex="normal"/>
    </style:style>
    <style:style style:name="T20" style:family="text">
      <style:text-properties style:text-position="0% 100%" fo:font-style="normal" fo:font-weight="normal" officeooo:rsid="0013e178" style:font-style-asian="normal" style:font-weight-asian="normal" style:font-style-complex="normal" style:font-weight-complex="normal"/>
    </style:style>
    <style:style style:name="T21" style:family="text">
      <style:text-properties style:text-position="0% 100%" fo:font-style="normal" fo:font-weight="normal" officeooo:rsid="001cc3ed" style:font-style-asian="normal" style:font-weight-asian="normal" style:font-style-complex="normal" style:font-weight-complex="normal"/>
    </style:style>
    <style:style style:name="T22" style:family="text">
      <style:text-properties style:text-position="0% 100%" fo:font-style="normal" fo:font-weight="normal" officeooo:rsid="001ee2db" style:font-style-asian="normal" style:font-weight-asian="normal" style:font-style-complex="normal" style:font-weight-complex="normal"/>
    </style:style>
    <style:style style:name="T23" style:family="text">
      <style:text-properties style:text-position="0% 100%" fo:font-style="normal" fo:font-weight="normal" officeooo:rsid="001fcce1" style:font-style-asian="normal" style:font-weight-asian="normal" style:font-style-complex="normal" style:font-weight-complex="normal"/>
    </style:style>
    <style:style style:name="T24" style:family="text">
      <style:text-properties style:text-position="0% 100%" fo:font-style="normal" fo:font-weight="normal" officeooo:rsid="0020b720" style:font-style-asian="normal" style:font-weight-asian="normal" style:font-style-complex="normal" style:font-weight-complex="normal"/>
    </style:style>
    <style:style style:name="T25" style:family="text">
      <style:text-properties style:text-position="0% 100%" fo:font-style="normal" fo:font-weight="normal" officeooo:rsid="00221461" style:font-style-asian="normal" style:font-weight-asian="normal" style:font-style-complex="normal" style:font-weight-complex="normal"/>
    </style:style>
    <style:style style:name="T26" style:family="text">
      <style:text-properties style:text-position="0% 100%" fo:font-style="normal" fo:font-weight="normal" officeooo:rsid="0024c794" style:font-style-asian="normal" style:font-weight-asian="normal" style:font-style-complex="normal" style:font-weight-complex="normal"/>
    </style:style>
    <style:style style:name="T27" style:family="text">
      <style:text-properties style:text-position="0% 100%" fo:font-style="normal" fo:font-weight="normal" officeooo:rsid="00259746" style:font-style-asian="normal" style:font-weight-asian="normal" style:font-style-complex="normal" style:font-weight-complex="normal"/>
    </style:style>
    <style:style style:name="T28" style:family="text">
      <style:text-properties style:text-position="0% 100%" fo:font-style="normal" fo:font-weight="normal" officeooo:rsid="00297fd7" style:font-style-asian="normal" style:font-weight-asian="normal" style:font-style-complex="normal" style:font-weight-complex="normal"/>
    </style:style>
    <style:style style:name="T29" style:family="text">
      <style:text-properties style:text-position="0% 100%" fo:font-style="normal" fo:font-weight="normal" officeooo:rsid="002a8a17" style:font-style-asian="normal" style:font-weight-asian="normal" style:font-style-complex="normal" style:font-weight-complex="normal"/>
    </style:style>
    <style:style style:name="T30" style:family="text">
      <style:text-properties style:text-position="0% 100%" fo:font-style="normal" fo:font-weight="normal" officeooo:rsid="002b15ab" style:font-style-asian="normal" style:font-weight-asian="normal" style:font-style-complex="normal" style:font-weight-complex="normal"/>
    </style:style>
    <style:style style:name="T31" style:family="text">
      <style:text-properties style:text-position="0% 100%" fo:font-style="normal" fo:font-weight="normal" officeooo:rsid="002cd191" style:font-style-asian="normal" style:font-weight-asian="normal" style:font-style-complex="normal" style:font-weight-complex="normal"/>
    </style:style>
    <style:style style:name="T32" style:family="text">
      <style:text-properties style:text-position="0% 100%" fo:font-weight="normal" officeooo:rsid="00193a45" style:font-weight-asian="normal" style:font-weight-complex="normal"/>
    </style:style>
    <style:style style:name="T33" style:family="text">
      <style:text-properties style:text-position="0% 100%" officeooo:rsid="00193a45"/>
    </style:style>
    <style:style style:name="T34" style:family="text">
      <style:text-properties fo:font-style="normal" fo:font-weight="normal" officeooo:rsid="00175262" style:font-style-asian="normal" style:font-weight-asian="normal" style:font-style-complex="normal" style:font-weight-complex="normal"/>
    </style:style>
    <style:style style:name="T35" style:family="text">
      <style:text-properties fo:font-style="normal" fo:font-weight="normal" officeooo:rsid="00188938" style:font-style-asian="normal" style:font-weight-asian="normal" style:font-style-complex="normal" style:font-weight-complex="normal"/>
    </style:style>
    <style:style style:name="T36" style:family="text">
      <style:text-properties fo:font-style="normal" fo:font-weight="normal" officeooo:rsid="0034308e" style:font-style-asian="normal" style:font-weight-asian="normal" style:font-style-complex="normal"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12788b" style:font-weight-asian="normal" style:font-weight-complex="normal"/>
    </style:style>
    <style:style style:name="T39" style:family="text">
      <style:text-properties fo:font-weight="normal" officeooo:rsid="0013e178" style:font-weight-asian="normal" style:font-weight-complex="normal"/>
    </style:style>
    <style:style style:name="T40" style:family="text">
      <style:text-properties fo:font-weight="normal" officeooo:rsid="00175262" style:font-weight-asian="normal" style:font-weight-complex="normal"/>
    </style:style>
    <style:style style:name="T41" style:family="text">
      <style:text-properties fo:font-weight="normal" officeooo:rsid="00188938" style:font-weight-asian="normal" style:font-weight-complex="normal"/>
    </style:style>
    <style:style style:name="T42" style:family="text">
      <style:text-properties fo:font-weight="normal" officeooo:rsid="00192513" style:font-weight-asian="normal" style:font-weight-complex="normal"/>
    </style:style>
    <style:style style:name="T43" style:family="text">
      <style:text-properties fo:font-weight="normal" officeooo:rsid="00193a45" style:font-weight-asian="normal" style:font-weight-complex="normal"/>
    </style:style>
    <style:style style:name="T44" style:family="text">
      <style:text-properties fo:font-weight="normal" officeooo:rsid="00338377" style:font-weight-asian="normal" style:font-weight-complex="normal"/>
    </style:style>
    <style:style style:name="T45" style:family="text">
      <style:text-properties fo:font-weight="normal" officeooo:rsid="0034308e" style:font-weight-asian="normal" style:font-weight-complex="normal"/>
    </style:style>
    <style:style style:name="T46" style:family="text">
      <style:text-properties fo:font-weight="normal" officeooo:rsid="0035d9c2" style:font-weight-asian="normal" style:font-weight-complex="normal"/>
    </style:style>
    <style:style style:name="T47" style:family="text">
      <style:text-properties fo:font-weight="normal" officeooo:rsid="0037a470" style:font-weight-asian="normal" style:font-weight-complex="normal"/>
    </style:style>
    <style:style style:name="T48" style:family="text">
      <style:text-properties fo:font-weight="normal" officeooo:rsid="00382520" style:font-weight-asian="normal" style:font-weight-complex="normal"/>
    </style:style>
    <style:style style:name="T49" style:family="text">
      <style:text-properties fo:font-weight="normal" officeooo:rsid="003cbca3" style:font-weight-asian="normal" style:font-weight-complex="normal"/>
    </style:style>
    <style:style style:name="T50" style:family="text">
      <style:text-properties officeooo:rsid="0012788b"/>
    </style:style>
    <style:style style:name="T51" style:family="text">
      <style:text-properties style:text-position="super 58%" fo:font-weight="normal" officeooo:rsid="00193a45" style:font-weight-asian="normal" style:font-weight-complex="normal"/>
    </style:style>
    <style:style style:name="T52" style:family="text">
      <style:text-properties style:text-line-through-style="solid" style:text-line-through-type="single" style:text-position="0% 100%" fo:font-style="normal" fo:font-weight="normal" officeooo:rsid="002318db" style:font-style-asian="normal" style:font-weight-asian="normal" style:font-style-complex="normal" style:font-weight-complex="normal"/>
    </style:style>
    <style:style style:name="T53" style:family="text">
      <style:text-properties style:text-line-through-style="solid" style:text-line-through-type="single" style:text-position="0% 100%" fo:font-style="normal" fo:font-weight="normal" officeooo:rsid="0024c794" style:font-style-asian="normal" style:font-weight-asian="normal" style:font-style-complex="normal" style:font-weight-complex="normal"/>
    </style:style>
    <style:style style:name="T54" style:family="text">
      <style:text-properties officeooo:rsid="003430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IMEIRO TESTE</text:p>
      <text:p text:style-name="P1"/>
      <text:p text:style-name="P1">1) Considere um pacote de tamanho L o qual é transmitido pelo sistema final A. O pacote viaja sobre um enlace até um roteador e deste sobre um segundo elance até alcançar o sistema final B. Sejam <text:span text:style-name="T1">d</text:span><text:span text:style-name="T5">i</text:span><text:span text:style-name="T7">, s</text:span><text:span text:style-name="T5">i</text:span><text:span text:style-name="T7"> </text:span><text:span text:style-name="T13">e </text:span><text:span text:style-name="T7">R</text:span><text:span text:style-name="T5">i</text:span><text:span text:style-name="T7">, </text:span><text:span text:style-name="T13">o comprimento, a velocidade de propagação e a taxa de transmissão do elance </text:span><text:span text:style-name="T7">i</text:span><text:span text:style-name="T13">, para </text:span><text:span text:style-name="T7">i = 1 </text:span><text:span text:style-name="T14">e </text:span><text:span text:style-name="T7">2</text:span><text:span text:style-name="T13">, </text:span><text:span text:style-name="T14">respectivamente</text:span><text:span text:style-name="T13">. O roteador atrasa o pacote de </text:span><text:span text:style-name="T7">d</text:span><text:span text:style-name="T5">proc</text:span><text:span text:style-name="T13">. Assumindo que não existe atraso na fila do roteador, qual o atraso fim-a-fim para o pacote em termos de </text:span><text:span text:style-name="T7">d</text:span><text:span text:style-name="T5">i</text:span><text:span text:style-name="T7">, s</text:span><text:span text:style-name="T5">i</text:span><text:span text:style-name="T7"> </text:span><text:span text:style-name="T13">e </text:span><text:span text:style-name="T7">R</text:span><text:span text:style-name="T5">i </text:span><text:span text:style-name="T13"><text:s/>e </text:span><text:span text:style-name="T7">L</text:span><text:span text:style-name="T13">?</text:span></text:p>
      <text:p text:style-name="P1"><text:span text:style-name="T13"><text:tab/></text:span><text:span text:style-name="T20">Deve-se calcular o atraso de A até o roteador, e do roteador até B. Como o </text:span><text:span text:style-name="T8">i</text:span><text:span text:style-name="T20"> para os primeiros </text:span><text:span text:style-name="T8">d</text:span><text:span text:style-name="T20">, </text:span><text:span text:style-name="T8">s</text:span><text:span text:style-name="T20"> e </text:span><text:span text:style-name="T8">R</text:span><text:span text:style-name="T20"> = 1, o atraso é, simplesmente, 1 + 1 + 1 = 3. No segundo caso, o </text:span><text:span text:style-name="T8">i=2</text:span><text:span text:style-name="T20">, então é 2+2+2 = 6. O atraso fim-a-fim, portanto, é 3 + 6 = 9.</text:span></text:p>
      <text:p text:style-name="P9"/>
      <text:p text:style-name="P9">2) O que é um protocolo de comunicação e quais os três elementos básicos que fazem parte da definição de um tal protocolo?</text:p>
      <text:p text:style-name="P1"><text:span text:style-name="T13"><text:tab/></text:span><text:span text:style-name="T17">Um protocolo define o formato e a ordem das mensagens trocadas entre duas ou mais entidades comunicantes, bem como as ações realizadas na transmissão ou no recebimento de uma mensagem ou outro evento. Os três elementos básicos são: a requisição (request), a resposta (reply), e o arquivo.</text:span></text:p>
      <text:p text:style-name="P9"/>
      <text:p text:style-name="P9">3) Explique a diferença entre as redes de circuitos virtuais e as redes de datagrama.</text:p>
      <text:p text:style-name="P1"><text:span text:style-name="T13"><text:tab/></text:span><text:span text:style-name="T18">Redes de datagrama: as rotas podem mudar durante uma sessão. Além disso, é o endereço de destino que determina o próximo passo.</text:span></text:p>
      <text:p text:style-name="P11"><text:tab/>Redes de circuitos virtuais: cada pacote leva um número (Virtual Circuit ID), é este que determina o próximo salto. O caminho é fixo, escolhido no instante de estabelecimento da conexão.</text:p>
      <text:p text:style-name="P9"/>
      <text:p text:style-name="P9">5) Suponha que dentro do seu browser você clica em um link para obter uma página da web. Suponha que o endereço IP para a URL associada está armazenado localmente de forma que não é necessário um acesso à tabela DNS. Denote por RTT o tempo de ida e volta entre o hospedeiro local e o servidor que contém a página Web. Assuma que a página Web consista de um arquivo HTML base e três pequenas imagens. Assuma que os tempos de transmissão para todos os objetos são desprezíveis em comparação com o RTT. Quanto tempo leva (em número de RTTs) desde quando o usuário clica no link até que o cliente receba a página Web completa em cada um dos casos abaixo? Justifique sua resposta.</text:p>
      <text:p text:style-name="P9"><text:tab/>a) HTTP não-persistente, sem paralelismo.</text:p>
      <text:p text:style-name="P1"><text:span text:style-name="T13"><text:tab/><text:tab/></text:span><text:span text:style-name="T18">Há 4 conexões, e são 2 RTT por conexão TCP, logo, leva-se 4*2 = 8 RTTS.</text:span></text:p>
      <text:p text:style-name="P9"><text:soft-page-break/><text:tab/>b) HTTP não-persistente, com até 5 conexões paralelas.</text:p>
      <text:p text:style-name="P1"><text:span text:style-name="T13"><text:tab/><text:tab/></text:span><text:span text:style-name="T18">Leva-se 4RTTs, um para cada arquivo solicitado.</text:span></text:p>
      <text:p text:style-name="P9"><text:tab/>c) HTTP persistente com paralelismo.</text:p>
      <text:p text:style-name="P1"><text:span text:style-name="T13"><text:tab/><text:tab/></text:span><text:span text:style-name="T18">Leva-se apenas um RTT, pois </text:span><text:span text:style-name="T19">não </text:span><text:span text:style-name="T20">se preocupa com o RTT de retorno.</text:span></text:p>
      <text:p text:style-name="P3"/>
      <text:p text:style-name="P3">10) <text:span text:style-name="T50">Diga se é verdadeiro ou falso e justifique:</text:span></text:p>
      <text:p text:style-name="P3"><text:tab/>Suponha que um usuário requisite uma página Web que consiste de um texto e duas imagens. Para essa página, o cliente enviará uma mensagem de requisição e receberá três mensagens de resposta.</text:p>
      <text:p text:style-name="P3"><text:tab/><text:tab/><text:span text:style-name="T39">Falso, ele receberá apenas a mensagem de resposta da página solicitada.</text:span></text:p>
      <text:p text:style-name="P3"><text:tab/>Com conexões não persistentes entre o browser e o servidor de origem, é possível que um único segmento TCP transporte duas mensagens distintas de requisição HTTP.</text:p>
      <text:p text:style-name="P3"><text:tab/><text:tab/><text:span text:style-name="T38">Falso. Nas conexões não-persistentes, cada conexão TCP é encerrada após o servidor enviar o objeto originalmente solicitado.</text:span></text:p>
      <text:p text:style-name="P3"><text:tab/>O cabeçalho Date: na mensagem de resposta HTTP indica a última vez que o objeto da resposta foi modificado.</text:p>
      <text:p text:style-name="P3"><text:tab/><text:tab/><text:span text:style-name="T38">Falso. “Date:” se refere a quando a resposta HTTP foi criada e enviada pelo servidor.</text:span></text:p>
      <text:p text:style-name="P3"><text:tab/>Duas páginas Web distintas podem ser enviadas pela mesma conexão persistente.</text:p>
      <text:p text:style-name="P3"><text:tab/><text:tab/><text:span text:style-name="T38">Verdadeiro, desde que ambas páginas pertençam ao mesmo servidor.</text:span></text:p>
      <text:p text:style-name="P17"/>
      <text:p text:style-name="P4">SEGUNDO TESTE</text:p>
      <text:p text:style-name="P4"/>
      <text:p text:style-name="P5">1) Qual a principal serviço provido pela camada de transporte? Como ele é denominado? Qual a função dos números de porta de origem e de destino?</text:p>
      <text:p text:style-name="P5"><text:tab/><text:span text:style-name="T37">Entrega de dados processo a processo e verificação de erros. São denominados: multiplexação e demultiplexação. É por meio destes números de portas que a camada de transporte sabe a que processo corretamente entregar seus pacotes.</text:span></text:p>
      <text:p text:style-name="P5"/>
      <text:p text:style-name="P5">2) Além das aplicações multimídias, cite três tipos de aplicação (ou protocolos) que utilizam o UDP para transporte de segmentos. Explique por que eles utilizam UDP.</text:p>
      <text:p text:style-name="P5"><text:tab/><text:span text:style-name="T37">DNS: o UDP é usado pela velocidade requerida. Caso o pacote se perca e ele não ache o domínio procurado, ele simplesmente busca em outro lugar.</text:span></text:p>
      <text:p text:style-name="P18"><text:soft-page-break/><text:tab/>Atualização de tabelas de roteamento RIP: eventuais perdas de pacotes não fazem diferença, uma vez que as atualizações ocorrem periodicamente. Assim, usa-se UDP pelo ganho de velocidade.</text:p>
      <text:p text:style-name="P18"><text:tab/>SNMP: o UDP é usado neste caso porque este protocolo deve funcionar mesmo em uma rede sobrecarregada, o que o TCP atrapalharia devido às suas políticas.</text:p>
      <text:p text:style-name="P5"/>
      <text:p text:style-name="P5">3) O protocolo de transferência confiável RDT 3.0 consegue tratar tanto erros de bits nos pacotes (como o RDT 2.2 fazia) quanto perda de pacotes no meio de transmissão. O que este protocolo teve que acrescentar como nova característica para ser capaz de tratar esta perda de pacotes? Ele possui bom desempenho de utilização do meio? Por quê?</text:p>
      <text:p text:style-name="P5"><text:tab/><text:span text:style-name="T40">Acrescentou o temporizador de contagem regressiva. Não possui bom desempenho, </text:span><text:span text:style-name="T44">porque não tem paralelismo, uma vez que é do tipo pare e espere.</text:span></text:p>
      <text:p text:style-name="P5"/>
      <text:p text:style-name="P5">4) No protocolo GBN, por que o destinatário não precisa armazenar pacotes que chegam fora de ordem? Por que o protocolo SR tem que os armazenar?</text:p>
      <text:p text:style-name="P5"><text:tab/><text:span text:style-name="T40">Porque, neste caso, o GBN descarta o pacote e reenvia um ACK para o mais recente que foi recebido na ordem correta. Assim, se um pacote K foi recebido e entregue, sabe-se que todos os menores que K também foram.</text:span></text:p>
      <text:p text:style-name="P5"><text:span text:style-name="T40"><text:tab/>No SR, pacotes recebidos fora de ordem ficam no </text:span><text:span text:style-name="T2">buffer</text:span><text:span text:style-name="T34"> até que todos os faltantes tenham sido recebidos, ou seja, até que um conjunto de pacotes possa ser entregue, em ordem, à camada superior.</text:span></text:p>
      <text:p text:style-name="P5"/>
      <text:p text:style-name="P5">5) Cite quatro das principais características do TCP. Por que um mesmo segmento TCP carrega um número de sequência e um de ACK? O que eles significam? <text:span text:style-name="T54">C</text:span>omo são obtidos?</text:p>
      <text:p text:style-name="P5"><text:tab/><text:span text:style-name="T40">Orientado a conexão;</text:span><text:span text:style-name="T34"> conexão ponto-a-ponto; apresentação em três vias; </text:span><text:span text:style-name="T2">full-duplex</text:span><text:span text:style-name="T34">. É por conta de ser </text:span><text:span text:style-name="T2">full-duplex</text:span><text:span text:style-name="T34"> que há o número de sequência e um de ACK.</text:span></text:p>
      <text:p text:style-name="P5"><text:span text:style-name="T34"><text:tab/>O número de sequência é o número do primeiro </text:span><text:span text:style-name="T2">byte</text:span><text:span text:style-name="T34"> do segmento. O número ACK é o número de sequência do próximo </text:span><text:span text:style-name="T2">byte</text:span><text:span text:style-name="T34"> pelo qual se está aguardando.</text:span></text:p>
      <text:p text:style-name="P5"><text:span text:style-name="T34"><text:tab/></text:span><text:span text:style-name="T36">O número de segmentos depende da quantidade de </text:span><text:span text:style-name="T4">bytes </text:span><text:span text:style-name="T36">sendo enviados.</text:span></text:p>
      <text:p text:style-name="P5"/>
      <text:p text:style-name="P5">6) No TCP, o que acontece se o ACK de um determinado segmento se perde?</text:p>
      <text:p text:style-name="P5"><text:span text:style-name="T36"><text:tab/>Se receber outros ACKs antes do </text:span><text:span text:style-name="T4">timeout</text:span><text:span text:style-name="T36">, nada ocorre, pois o segmento foi recebido. Se os ACKs forem recebidos depois do </text:span><text:span text:style-name="T4">timeout</text:span><text:span text:style-name="T36">, é necessário reenviar.</text:span></text:p>
      <text:p text:style-name="P5"/>
      <text:p text:style-name="P5"/>
      <text:p text:style-name="P5"><text:soft-page-break/></text:p>
      <text:p text:style-name="P5"/>
      <text:p text:style-name="P5">7) Como funciona o controle de fluxo no TCP?</text:p>
      <text:p text:style-name="P5"><text:tab/><text:span text:style-name="T41">Ele compatibiliza a taxa com a qual o remetente está enviado junto à taxa com a qual a aplicação receptora está lendo. Para isto, o remetente mantém uma variável denominada janela de recepção, usada para se ter noção do espaço de </text:span><text:span text:style-name="T3">buffer</text:span><text:span text:style-name="T35"> livre disponível no destinatário.</text:span></text:p>
      <text:p text:style-name="P5"/>
      <text:p text:style-name="P5">8) Por que o TCP reage de forma diferente quando acontece uma perda, dependendo da forma de detecção da perda (temporização ou 3 acks duplicados)?</text:p>
      <text:p text:style-name="P20"><text:tab/><text:span text:style-name="T48">LER O LIVRO SOBRE SLOWSTART </text:span><text:span text:style-name="T49">E ADICIONAR ANOTAÇÕES</text:span></text:p>
      <text:p text:style-name="P5"/>
      <text:p text:style-name="P5">9) Diz-se que o TCP é um protocolo justo porque divide equitativamente a banda entre conexões, se têm o mesmo MSS e RTT. Por que isso acontece?</text:p>
      <text:p text:style-name="P5"><text:tab/><text:span text:style-name="T42">Pois as vazões aproximam-se sempre à interseção do igual compartilhamento da largura de banda com a da igual utilização total da banda. </text:span><text:span text:style-name="T45">Assim, divide-se as bandas das conexões igualmente, de forma que, se ocorrer perda, por exemplo, ambas caem pela metade.</text:span></text:p>
      <text:p text:style-name="P5"/>
      <text:p text:style-name="P5">10) Qual a limitação do TCP em redes com alta largura de banda? Por quê?</text:p>
      <text:p text:style-name="P5"><text:span text:style-name="T37"><text:tab/></text:span><text:span text:style-name="T43">A limitação é o tamanho médio da janela de congestionamento, que deveria ser muito grande em número de segmentos. Como o TCP de hoje, para alcançar números assim, o protocolo deve tolerar uma probabilidade de perdas de segmentos irreal: cerca de 2.10</text:span><text:span text:style-name="T51">-10</text:span><text:span text:style-name="T32"> perdas.</text:span></text:p>
      <text:p text:style-name="P15"/>
      <text:p text:style-name="P6"><text:span text:style-name="T33">P</text:span><text:span text:style-name="T6">ROVA DO ANO PASSADO</text:span></text:p>
      <text:p text:style-name="P16"/>
      <text:p text:style-name="P7"><text:span text:style-name="T6">4) Suponha que durante a fase inicial do controle de congestionamento do protocolo TCP (slow start), o tamanho da janela de congestionamento seja igual a 1MSS (tamanho máximo de segmento), que o MSS seja igual a 500 </text:span><text:span text:style-name="T7">bytes</text:span><text:span text:style-name="T13"> e que o RTT seja igual a 200ms. Nesse contexto, qual será a taxa de transmissão inicial em kbits/s? Justifique.</text:span></text:p>
      <text:p text:style-name="P7"><text:span text:style-name="T13"><text:tab/></text:span><text:span text:style-name="T16">Dá 20kbits/s, mas o livro, muito bom, não explica o porquê. Diz que é “óbvio.”</text:span></text:p>
      <text:p text:style-name="P12"/>
      <text:p text:style-name="P10">5) Quais as características ou requisitos típicos de aplicações que se comportam melhor quando construídas sobre protocolos de transporte não-confiáveis? Explique por que se comportam melhor sobre estes protocolos.</text:p>
      <text:p text:style-name="P7"><text:soft-page-break/><text:span text:style-name="T13"><text:tab/></text:span><text:span text:style-name="T21">São aplicações tolerantes à perda de pacotes, e que necessitam de agilidade no transporte. Estes protocolos costumam ser mais simples que os confiáveis: não há estabelecimento de conexão; esta mesma conexão não tem estados; o excesso de cabeçalho do pacote é menor; há um controle melhor, por parte da aplicação, sobre quais dados serão transmitidos e quando. Perde-se, claro, na confiança, mas, uma vez que as aplicações sejam tolerantes à perda, o não-confiável se justifica.</text:span></text:p>
      <text:p text:style-name="P13"/>
      <text:p text:style-name="P10">6) O que significa dizer que o TCP trabalha com ACKs cumulativos?</text:p>
      <text:p text:style-name="P7"><text:span text:style-name="T13"><text:tab/></text:span><text:span text:style-name="T21">Significa dizer que o TCP somente reconhece </text:span><text:span text:style-name="T9">bytes</text:span><text:span text:style-name="T21"> até o primeiro </text:span><text:span text:style-name="T9">byte </text:span><text:span text:style-name="T21">que estiver faltando na cadeia.</text:span></text:p>
      <text:p text:style-name="P10"/>
      <text:p text:style-name="P10">7) Verdadeiro ou falso, justifique.</text:p>
      <text:p text:style-name="P7"><text:span text:style-name="T13"><text:tab/>Suponha que o </text:span><text:span text:style-name="T7">host </text:span><text:span text:style-name="T13">A envie um segmento com número de sequência 38 e 4 bytes de dados sobre uma conexão TCP para o </text:span><text:span text:style-name="T7">host </text:span><text:span text:style-name="T13">B. Neste mesmo segmento, o número do ACK é necessariamente 42.</text:span></text:p>
      <text:p text:style-name="P7"><text:span text:style-name="T13"><text:tab/></text:span><text:span text:style-name="T30">Verdadeiro, pois 38 + 4 = 42.</text:span></text:p>
      <text:p text:style-name="P10"><text:tab/>No protocolo Selective Repeat (SR), é possível que o transmissor receba um ACK para um pacote que esteja fora da sua janela corrente.</text:p>
      <text:p text:style-name="P7"><text:span text:style-name="T13"><text:tab/></text:span><text:span text:style-name="T31">Ele pode receber pacotes cujo número de sequência esteja abaixo da atual base da janela.</text:span></text:p>
      <text:p text:style-name="P10"/>
      <text:p text:style-name="P10">8) Por que, na arquitetura Cliente-Servidor, o tempo de distribuição de arquivos cresce linearmente, enquanto na P2P não? Explique o comportamento do tempo em cada situação.</text:p>
      <text:p text:style-name="P7"><text:span text:style-name="T13"><text:tab/></text:span><text:span text:style-name="T21">O C-S é linear porque apenas o servidor realiza a distribuição para todos os clientes. Destarte, maior o número de clientes, maior o tempo gasto, proporcionalmente.</text:span></text:p>
      <text:p text:style-name="P7"><text:span text:style-name="T21"><text:tab/>No P2P, quando um cliente baixa as partes de seu arquivo, ele começa a distribu</text:span><text:span text:style-name="T22">í-</text:span><text:span text:style-name="T21">las entre os outros clientes os quais, por sua vez, também distribuem entre si e assim sucessivamente. Com isto, o tempo é menor pois conforme o tempo passa, aumenta o número de fontes de distribuição disponíveis.</text:span></text:p>
      <text:p text:style-name="P10"/>
      <text:p text:style-name="P10"/>
      <text:p text:style-name="P10"/>
      <text:p text:style-name="P10">9) Descreva uma maneira na qual o cache é usado no DNS. Descreva duas maneiras nas quais pode-se usar cache para acesso na Web.</text:p>
      <text:p text:style-name="P7"><text:span text:style-name="T13"><text:tab/></text:span><text:span text:style-name="T23">Em uma cadeia de consultas, quando um servidor DNS recebe uma resposta do tipo DNS, faz-se o cache das informações da resposta, guardando-o em sua memória local. O cache pode ser utilizado </text:span><text:soft-page-break/><text:span text:style-name="T23">para retornar imediatamente um endereço IP, sem ter de consultar outros DNS. Também pode fazer caches de endereços IP de servidores TLD.</text:span></text:p>
      <text:p text:style-name="P10"/>
      <text:p text:style-name="P10">10) Por que se diz que o FTP envia informações de controle fora da banda?</text:p>
      <text:p text:style-name="P7"><text:span text:style-name="T13"><text:tab/></text:span><text:span text:style-name="T24">Porque ele usa uma conexão de controle separada, em outra porta.</text:span></text:p>
      <text:p text:style-name="P10"/>
      <text:p text:style-name="P10">11) Descreva a função dos três principais componentes de um correio eletrônico: o agente de usuário, o servidor de correio e o protocolo SMTP. Caso o HTTP seja utilizado, qual sua função neste contexto? No SMTP, quem é o cliente e quem é o servidor?</text:p>
      <text:p text:style-name="P7"><text:span text:style-name="T13"><text:tab/></text:span><text:span text:style-name="T52">A gente de usuário: quando nós nos vestimos de usuário.</text:span></text:p>
      <text:p text:style-name="P7"><text:span text:style-name="T13"><text:tab/></text:span><text:span text:style-name="T25">Agentes de usuário: </text:span><text:span text:style-name="T26">permitem ler, responder </text:span><text:span text:style-name="T53">(e apagar o recado do orkut)</text:span><text:span text:style-name="T26">, encaminhar e compôr mensagens.</text:span></text:p>
      <text:p text:style-name="P7"><text:span text:style-name="T26"><text:tab/></text:span><text:span text:style-name="T27">Servidores de correio: são o núcleo da infraestrutura do </text:span><text:span text:style-name="T10">e-mail</text:span><text:span text:style-name="T27">. Neles está a caixa postal. Também é responsável por autenticar os utilizadores. Cuida, igualmente, de falhas por parte de outros servidores de correio, como quando a mensagem não é recebida.</text:span></text:p>
      <text:p text:style-name="P7"><text:span text:style-name="T27"><text:tab/></text:span><text:span text:style-name="T28">SMTP: usa o transporte TCP para transferir mensagens de servidores de </text:span><text:span text:style-name="T11">e-mail </text:span><text:span text:style-name="T28">remetentes para destinatários.</text:span></text:p>
      <text:p text:style-name="P7"><text:span text:style-name="T28"><text:tab/></text:span><text:span text:style-name="T29">Se usar o HTTP, ele substitui o SMTP como protocolo de envio, bem como substitui outros protocolos que façam acesso (IMAP, POP3 etc.)</text:span></text:p>
      <text:p text:style-name="P7"><text:span text:style-name="T29"><text:tab/>No SMTP, o remetente é quem ativa o TCP, funcionando como cliente. Assim, é o destinatário o servidor. Isto ocorre porque o SMTP, ao contrário do HTTP, é um</text:span><text:span text:style-name="T12"> push protocol</text:span><text:span text:style-name="T29">.</text:span></text:p>
      <text:p text:style-name="P14"/>
      <text:p text:style-name="P8"><text:span text:style-name="T15">T</text:span><text:span text:style-name="T13">HX CAMILA, RENAN E ENDREW, ESTE RESUMO TAMBÉM É DE VOCÊ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20:38:49.519895750</meta:creation-date>
    <dc:date>2019-04-30T13:59:02.307453526</dc:date>
    <meta:editing-duration>PT1H21M23S</meta:editing-duration>
    <meta:editing-cycles>29</meta:editing-cycles>
    <meta:generator>LibreOffice/6.1.5.2$Linux_X86_64 LibreOffice_project/10$Build-2</meta:generator>
    <meta:document-statistic meta:table-count="0" meta:image-count="0" meta:object-count="0" meta:page-count="6" meta:paragraph-count="77" meta:word-count="2010" meta:character-count="11678" meta:non-whitespace-character-count="9687"/>
  </office:meta>
</office:document-meta>
</file>